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116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browser</text:p>
          </table:table-cell>
          <table:table-cell office:value-type="string" calcext:value-type="string">
            <text:p>enter url for websi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 websit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1.create account 2.enter valid user name 3.enter valid password 4.click on login butt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.click on search button 2.enter the mobile name 3.select mob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 cart</text:p>
          </table:table-cell>
          <table:table-cell office:value-type="string" calcext:value-type="string">
            <text:p>1.selected mob to add in car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1.request for online order 2.confirm request by payme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logout from accoun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1.create account <text:s/>2.enter valid user name 3.enter valid pass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1.log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4:17:28.172669540</meta:creation-date>
    <dc:date>2019-12-23T15:16:33.327875621</dc:date>
    <meta:editing-duration>PT28M42S</meta:editing-duration>
    <meta:editing-cycles>6</meta:editing-cycles>
    <meta:generator>LibreOffice/6.0.7.3$Linux_X86_64 LibreOffice_project/00m0$Build-3</meta:generator>
    <meta:document-statistic meta:table-count="1" meta:cell-count="26" meta:object-count="0"/>
  </office:meta>
</office:document-meta>
</file>